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P6" style:parent-style-name="Normal" style:family="paragraph">
      <style:text-properties fo:font-weight="bold" style:font-weight-asian="bold" style:font-weight-complex="bold"/>
    </style:style>
    <style:style style:name="T7" style:parent-style-name="DefaultParagraphFont" style:family="text">
      <style:text-properties fo:font-style="italic" style:font-style-asian="italic" style:font-style-complex="italic"/>
    </style:style>
    <style:style style:name="P8" style:parent-style-name="Normal" style:family="paragraph">
      <style:text-properties fo:font-weight="bold" style:font-weight-asian="bold" style:font-weight-complex="bold"/>
    </style:style>
    <style:style style:name="T9" style:parent-style-name="DefaultParagraphFont" style:family="text">
      <style:text-properties fo:font-style="italic" style:font-style-asian="italic" style:font-style-complex="italic"/>
    </style:style>
    <style:style style:name="TableColumn11" style:family="table-column">
      <style:table-column-properties style:column-width="1.3229in"/>
    </style:style>
    <style:style style:name="TableColumn12" style:family="table-column">
      <style:table-column-properties style:column-width="1.5291in"/>
    </style:style>
    <style:style style:name="TableColumn13" style:family="table-column">
      <style:table-column-properties style:column-width="3.4048in"/>
    </style:style>
    <style:style style:name="Table10" style:family="table">
      <style:table-properties style:width="6.2569in" fo:margin-left="0in" table:align="left"/>
    </style:style>
    <style:style style:name="TableRow14" style:family="table-row">
      <style:table-row-properties/>
    </style:style>
    <style:style style:name="TableCell15" style:family="table-cell">
      <style:table-cell-properties fo:border="0.0104in solid #000000" style:writing-mode="lr-tb" style:vertical-align="middle" fo:padding-top="0.0833in" fo:padding-left="0.125in" fo:padding-bottom="0.0833in" fo:padding-right="0.125in"/>
    </style:style>
    <style:style style:name="TableCell16" style:family="table-cell">
      <style:table-cell-properties fo:border="0.0104in solid #000000" style:writing-mode="lr-tb" style:vertical-align="middle" fo:padding-top="0.0833in" fo:padding-left="0.125in" fo:padding-bottom="0.0833in" fo:padding-right="0.125in"/>
    </style:style>
    <style:style style:name="TableCell17" style:family="table-cell">
      <style:table-cell-properties fo:border="0.0104in solid #000000" style:writing-mode="lr-tb" style:vertical-align="middle" fo:padding-top="0.0833in" fo:padding-left="0.125in" fo:padding-bottom="0.0833in" fo:padding-right="0.125in"/>
    </style:style>
    <style:style style:name="TableRow18" style:family="table-row">
      <style:table-row-properties/>
    </style:style>
    <style:style style:name="TableCell19" style:family="table-cell">
      <style:table-cell-properties fo:border="0.0104in solid #000000" style:writing-mode="lr-tb" style:vertical-align="middle" fo:padding-top="0.0833in" fo:padding-left="0.125in" fo:padding-bottom="0.0833in" fo:padding-right="0.125in"/>
    </style:style>
    <style:style style:name="T20" style:parent-style-name="DefaultParagraphFont" style:family="text">
      <style:text-properties fo:font-weight="bold" style:font-weight-asian="bold" style:font-weight-complex="bold"/>
    </style:style>
    <style:style style:name="TableCell21" style:family="table-cell">
      <style:table-cell-properties fo:border="0.0104in solid #000000" style:writing-mode="lr-tb" style:vertical-align="middle" fo:padding-top="0.0833in" fo:padding-left="0.125in" fo:padding-bottom="0.0833in" fo:padding-right="0.125in"/>
    </style:style>
    <style:style style:name="TableCell22" style:family="table-cell">
      <style:table-cell-properties fo:border="0.0104in solid #000000" style:writing-mode="lr-tb" style:vertical-align="middle" fo:padding-top="0.0833in" fo:padding-left="0.125in" fo:padding-bottom="0.0833in" fo:padding-right="0.125in"/>
    </style:style>
    <style:style style:name="T23" style:parent-style-name="DefaultParagraphFont" style:family="text">
      <style:text-properties fo:font-weight="bold" style:font-weight-asian="bold" style:font-weight-complex="bold"/>
    </style:style>
    <style:style style:name="T24" style:parent-style-name="DefaultParagraphFont" style:family="text">
      <style:text-properties fo:font-weight="bold" style:font-weight-asian="bold" style:font-weight-complex="bold"/>
    </style:style>
    <style:style style:name="T25" style:parent-style-name="DefaultParagraphFont" style:family="text">
      <style:text-properties fo:font-weight="bold" style:font-weight-asian="bold" style:font-weight-complex="bold"/>
    </style:style>
    <style:style style:name="T26" style:parent-style-name="DefaultParagraphFont" style:family="text">
      <style:text-properties fo:font-weight="bold" style:font-weight-asian="bold" style:font-weight-complex="bold"/>
    </style:style>
    <style:style style:name="T27" style:parent-style-name="DefaultParagraphFont" style:family="text">
      <style:text-properties fo:font-weight="bold" style:font-weight-asian="bold" style:font-weight-complex="bold"/>
    </style:style>
    <style:style style:name="T28" style:parent-style-name="DefaultParagraphFont" style:family="text">
      <style:text-properties fo:font-weight="bold" style:font-weight-asian="bold" style:font-weight-complex="bold"/>
    </style:style>
    <style:style style:name="TableRow29" style:family="table-row">
      <style:table-row-properties/>
    </style:style>
    <style:style style:name="TableCell30" style:family="table-cell">
      <style:table-cell-properties fo:border="0.0104in solid #000000" style:writing-mode="lr-tb" style:vertical-align="middle" fo:padding-top="0.0833in" fo:padding-left="0.125in" fo:padding-bottom="0.0833in" fo:padding-right="0.125in"/>
    </style:style>
    <style:style style:name="T31" style:parent-style-name="DefaultParagraphFont" style:family="text">
      <style:text-properties fo:font-weight="bold" style:font-weight-asian="bold" style:font-weight-complex="bold"/>
    </style:style>
    <style:style style:name="TableCell32" style:family="table-cell">
      <style:table-cell-properties fo:border="0.0104in solid #000000" style:writing-mode="lr-tb" style:vertical-align="middle" fo:padding-top="0.0833in" fo:padding-left="0.125in" fo:padding-bottom="0.0833in" fo:padding-right="0.125in"/>
    </style:style>
    <style:style style:name="TableCell33" style:family="table-cell">
      <style:table-cell-properties fo:border="0.0104in solid #000000" style:writing-mode="lr-tb" style:vertical-align="middle" fo:padding-top="0.0833in" fo:padding-left="0.125in" fo:padding-bottom="0.0833in" fo:padding-right="0.125in"/>
    </style:style>
    <style:style style:name="T34" style:parent-style-name="DefaultParagraphFont" style:family="text">
      <style:text-properties fo:font-weight="bold" style:font-weight-asian="bold" style:font-weight-complex="bold"/>
    </style:style>
    <style:style style:name="T35" style:parent-style-name="DefaultParagraphFont" style:family="text">
      <style:text-properties fo:font-weight="bold" style:font-weight-asian="bold" style:font-weight-complex="bold"/>
    </style:style>
    <style:style style:name="TableRow36" style:family="table-row">
      <style:table-row-properties/>
    </style:style>
    <style:style style:name="TableCell37" style:family="table-cell">
      <style:table-cell-properties fo:border="0.0104in solid #000000" style:writing-mode="lr-tb" style:vertical-align="middle" fo:padding-top="0.0833in" fo:padding-left="0.125in" fo:padding-bottom="0.0833in" fo:padding-right="0.125in"/>
    </style:style>
    <style:style style:name="T38" style:parent-style-name="DefaultParagraphFont" style:family="text">
      <style:text-properties fo:font-weight="bold" style:font-weight-asian="bold" style:font-weight-complex="bold"/>
    </style:style>
    <style:style style:name="TableCell39" style:family="table-cell">
      <style:table-cell-properties fo:border="0.0104in solid #000000" style:writing-mode="lr-tb" style:vertical-align="middle" fo:padding-top="0.0833in" fo:padding-left="0.125in" fo:padding-bottom="0.0833in" fo:padding-right="0.125in"/>
    </style:style>
    <style:style style:name="T40" style:parent-style-name="DefaultParagraphFont" style:family="text">
      <style:text-properties fo:font-style="italic" style:font-style-asian="italic" style:font-style-complex="italic"/>
    </style:style>
    <style:style style:name="TableCell41" style:family="table-cell">
      <style:table-cell-properties fo:border="0.0104in solid #000000" style:writing-mode="lr-tb" style:vertical-align="middle" fo:padding-top="0.0833in" fo:padding-left="0.125in" fo:padding-bottom="0.0833in" fo:padding-right="0.125in"/>
    </style:style>
    <style:style style:name="T42" style:parent-style-name="DefaultParagraphFont" style:family="text">
      <style:text-properties fo:font-weight="bold" style:font-weight-asian="bold" style:font-weight-complex="bold"/>
    </style:style>
    <style:style style:name="T43" style:parent-style-name="DefaultParagraphFont" style:family="text">
      <style:text-properties fo:font-weight="bold" style:font-weight-asian="bold" style:font-weight-complex="bold"/>
    </style:style>
    <style:style style:name="T44" style:parent-style-name="DefaultParagraphFont" style:family="text">
      <style:text-properties fo:font-weight="bold" style:font-weight-asian="bold" style:font-weight-complex="bold"/>
    </style:style>
    <style:style style:name="T45" style:parent-style-name="DefaultParagraphFont" style:family="text">
      <style:text-properties fo:font-weight="bold" style:font-weight-asian="bold" style:font-weight-complex="bold"/>
    </style:style>
    <style:style style:name="T46" style:parent-style-name="DefaultParagraphFont" style:family="text">
      <style:text-properties fo:font-weight="bold" style:font-weight-asian="bold" style:font-weight-complex="bold"/>
    </style:style>
    <style:style style:name="T47" style:parent-style-name="DefaultParagraphFont" style:family="text">
      <style:text-properties fo:font-weight="bold" style:font-weight-asian="bold" style:font-weight-complex="bold"/>
    </style:style>
    <style:style style:name="T48" style:parent-style-name="DefaultParagraphFont" style:family="text">
      <style:text-properties fo:font-weight="bold" style:font-weight-asian="bold" style:font-weight-complex="bold"/>
    </style:style>
    <style:style style:name="P49" style:parent-style-name="Normal" style:family="paragraph">
      <style:text-properties fo:font-weight="bold" style:font-weight-asian="bold" style:font-weight-complex="bold"/>
    </style:style>
    <style:style style:name="P50" style:parent-style-name="Normal" style:list-style-name="LFO1" style:family="paragraph"/>
    <style:style style:name="T51" style:parent-style-name="DefaultParagraphFont" style:family="text">
      <style:text-properties fo:font-weight="bold" style:font-weight-asian="bold" style:font-weight-complex="bold"/>
    </style:style>
    <style:style style:name="T52" style:parent-style-name="DefaultParagraphFont" style:family="text">
      <style:text-properties fo:font-weight="bold" style:font-weight-asian="bold" style:font-weight-complex="bold"/>
    </style:style>
    <style:style style:name="T53" style:parent-style-name="DefaultParagraphFont" style:family="text">
      <style:text-properties fo:font-weight="bold" style:font-weight-asian="bold" style:font-weight-complex="bold"/>
    </style:style>
    <style:style style:name="P54" style:parent-style-name="Normal" style:family="paragraph">
      <style:text-properties fo:font-weight="bold" style:font-weight-asian="bold" style:font-weight-complex="bold"/>
    </style:style>
    <style:style style:name="T55" style:parent-style-name="DefaultParagraphFont" style:family="text">
      <style:text-properties fo:font-weight="bold" style:font-weight-asian="bold" style:font-weight-complex="bold"/>
    </style:style>
    <style:style style:name="P56" style:parent-style-name="Normal" style:family="paragraph">
      <style:text-properties fo:font-weight="bold" style:font-weight-asian="bold" style:font-weight-complex="bold"/>
    </style:style>
    <style:style style:name="P57" style:parent-style-name="Normal" style:list-style-name="LFO2" style:family="paragraph"/>
    <style:style style:name="T58" style:parent-style-name="DefaultParagraphFont" style:family="text">
      <style:text-properties fo:font-weight="bold" style:font-weight-asian="bold" style:font-weight-complex="bold"/>
    </style:style>
    <style:style style:name="T59" style:parent-style-name="DefaultParagraphFont" style:family="text">
      <style:text-properties fo:font-weight="bold" style:font-weight-asian="bold" style:font-weight-complex="bold"/>
    </style:style>
    <style:style style:name="T60" style:parent-style-name="DefaultParagraphFont" style:family="text">
      <style:text-properties fo:font-weight="bold" style:font-weight-asian="bold" style:font-weight-complex="bold"/>
    </style:style>
    <style:style style:name="T61" style:parent-style-name="DefaultParagraphFont" style:family="text">
      <style:text-properties fo:font-weight="bold" style:font-weight-asian="bold" style:font-weight-complex="bold"/>
    </style:style>
    <style:style style:name="P62" style:parent-style-name="Normal" style:list-style-name="LFO2" style:family="paragraph"/>
    <style:style style:name="P63" style:parent-style-name="Normal" style:list-style-name="LFO2" style:family="paragraph"/>
    <style:style style:name="P64" style:parent-style-name="Normal" style:list-style-name="LFO2" style:family="paragraph"/>
    <style:style style:name="P65" style:parent-style-name="Normal" style:family="paragraph">
      <style:text-properties fo:font-weight="bold" style:font-weight-asian="bold" style:font-weight-complex="bold"/>
    </style:style>
    <style:style style:name="P66" style:parent-style-name="Normal" style:list-style-name="LFO3" style:family="paragraph"/>
    <style:style style:name="T67" style:parent-style-name="DefaultParagraphFont" style:family="text">
      <style:text-properties fo:font-weight="bold" style:font-weight-asian="bold" style:font-weight-complex="bold"/>
    </style:style>
    <style:style style:name="P68" style:parent-style-name="Normal" style:list-style-name="LFO3" style:family="paragraph"/>
    <style:style style:name="T69" style:parent-style-name="DefaultParagraphFont" style:family="text">
      <style:text-properties fo:font-weight="bold" style:font-weight-asian="bold" style:font-weight-complex="bold"/>
    </style:style>
    <style:style style:name="T70" style:parent-style-name="DefaultParagraphFont" style:family="text">
      <style:text-properties fo:font-weight="bold" style:font-weight-asian="bold" style:font-weight-complex="bold"/>
    </style:style>
    <style:style style:name="P71" style:parent-style-name="Normal" style:list-style-name="LFO3" style:family="paragraph"/>
    <style:style style:name="T72" style:parent-style-name="DefaultParagraphFont" style:family="text">
      <style:text-properties fo:font-weight="bold" style:font-weight-asian="bold" style:font-weight-complex="bold"/>
    </style:style>
    <style:style style:name="T73" style:parent-style-name="DefaultParagraphFont" style:family="text">
      <style:text-properties fo:font-weight="bold" style:font-weight-asian="bold" style:font-weight-complex="bold"/>
    </style:style>
    <style:style style:name="T74" style:parent-style-name="DefaultParagraphFont" style:family="text">
      <style:text-properties fo:font-weight="bold" style:font-weight-asian="bold" style:font-weight-complex="bold"/>
    </style:style>
    <style:style style:name="P75" style:parent-style-name="Normal" style:list-style-name="LFO3" style:family="paragraph"/>
    <style:style style:name="T76" style:parent-style-name="DefaultParagraphFont" style:family="text">
      <style:text-properties fo:font-weight="bold" style:font-weight-asian="bold" style:font-weight-complex="bold"/>
    </style:style>
    <style:style style:name="T77" style:parent-style-name="DefaultParagraphFont" style:family="text">
      <style:text-properties fo:font-weight="bold" style:font-weight-asian="bold" style:font-weight-complex="bold"/>
    </style:style>
    <style:style style:name="P78" style:parent-style-name="Normal" style:list-style-name="LFO3" style:family="paragraph"/>
    <style:style style:name="T79" style:parent-style-name="DefaultParagraphFont" style:family="text">
      <style:text-properties fo:font-weight="bold" style:font-weight-asian="bold" style:font-weight-complex="bold"/>
    </style:style>
    <style:style style:name="T80" style:parent-style-name="DefaultParagraphFont" style:family="text">
      <style:text-properties fo:font-weight="bold" style:font-weight-asian="bold" style:font-weight-complex="bold"/>
    </style:style>
    <style:style style:name="T81" style:parent-style-name="DefaultParagraphFont" style:family="text">
      <style:text-properties fo:font-weight="bold" style:font-weight-asian="bold" style:font-weight-complex="bold"/>
    </style:style>
    <style:style style:name="T82" style:parent-style-name="DefaultParagraphFont" style:family="text">
      <style:text-properties fo:font-weight="bold" style:font-weight-asian="bold" style:font-weight-complex="bold"/>
    </style:style>
    <style:style style:name="T83" style:parent-style-name="DefaultParagraphFont" style:family="text">
      <style:text-properties fo:font-weight="bold" style:font-weight-asian="bold" style:font-weight-complex="bold"/>
    </style:style>
    <style:style style:name="T84" style:parent-style-name="DefaultParagraphFont" style:family="text">
      <style:text-properties fo:font-weight="bold" style:font-weight-asian="bold" style:font-weight-complex="bold"/>
    </style:style>
    <style:style style:name="T85" style:parent-style-name="DefaultParagraphFont" style:family="text">
      <style:text-properties fo:font-weight="bold" style:font-weight-asian="bold" style:font-weight-complex="bold"/>
    </style:style>
    <style:style style:name="T86" style:parent-style-name="DefaultParagraphFont" style:family="text">
      <style:text-properties fo:font-weight="bold" style:font-weight-asian="bold" style:font-weight-complex="bold"/>
    </style:style>
    <style:style style:family="graphic" style:name="a0">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1">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office:automatic-styles>
  <office:body>
    <office:text text:use-soft-page-breaks="true">
      <text:p text:style-name="P1">Given your engineering background and your frustrating experience in supermarkets, your idea to create an app for indoor item location and optimized routing is excellent! You are tapping into a major pain point for shoppers.</text:p>
      <text:p text:style-name="Normal">The short answer to your question, "Do supermarkets or shops have public APIs that could help with locating items?" is:<text:s/><text:span text:style-name="T2">Generally, no, not directly from the major grocery chains themselves for your exact requirements.</text:span></text:p>
      <text:p text:style-name="Normal">However, there is a strong and rapidly growing industry of<text:s/><text:span text:style-name="T3">Indoor Mapping and Positioning</text:span><text:s/>technology providers who offer the exact APIs and SDKs you need. The most critical data—the<text:s/><text:span text:style-name="T4">store's indoor map</text:span><text:s/>and the<text:s/><text:span text:style-name="T5">exact shelf location</text:span><text:s/>of every product—is not typically exposed by the grocery retailer directly to the public, but rather managed through these third-party services.</text:p>
      <text:p text:style-name="Normal">Here is a breakdown of the two key elements you need and where you can find the necessary API/tools:</text:p>
      <text:p text:style-name="Normal"><draw:custom-shape svg:x="0in" svg:y="0in" svg:width="45.51042in" svg:height="0.00139in" draw:z-index="0" draw:id="id0" draw:style-name="a0" draw:name="Horizontal Line 13" text:anchor-type="as-char"><svg:title/><svg:desc/><draw:enhanced-geometry draw:type="non-primitive" svg:viewBox="0 0 21600 21600" draw:enhanced-path="M 0 0 L 21600 0 21600 21600 0 21600 Z N"/></draw:custom-shape></text:p>
      <text:p text:style-name="P6">1. Item Location by Aisle and Exact Location (Like Google Maps)</text:p>
      <text:p text:style-name="Normal">To achieve a "Google Maps" experience<text:s/><text:span text:style-name="T7">inside</text:span><text:s/>a store, you need two things: a digital map of the store, and a system to locate a person on that map.</text:p>
      <text:p text:style-name="P8">A. Indoor Mapping and Product Data APIs</text:p>
      <text:p text:style-name="Normal">Major supermarket chains and large retailers<text:s/><text:span text:style-name="T9">do</text:span><text:s/>have this data internally. They use it for their own internal apps for tasks like order picking and shelf stocking. They often partner with specialized companies for this. These companies are your best bet for the necessary APIs.</text:p>
      <table:table table:style-name="Table10">
        <table:table-columns>
          <table:table-column table:style-name="TableColumn11"/>
          <table:table-column table:style-name="TableColumn12"/>
          <table:table-column table:style-name="TableColumn13"/>
        </table:table-columns>
        <table:table-header-rows>
          <table:table-row table:style-name="TableRow14">
            <table:table-cell table:style-name="TableCell15">
              <text:p text:style-name="Normal">Component</text:p>
            </table:table-cell>
            <table:table-cell table:style-name="TableCell16">
              <text:p text:style-name="Normal">The Challenge</text:p>
            </table:table-cell>
            <table:table-cell table:style-name="TableCell17">
              <text:p text:style-name="Normal">The Solution (APIs/Platforms)</text:p>
            </table:table-cell>
          </table:table-row>
        </table:table-header-rows>
        <table:table-row table:style-name="TableRow18">
          <table:table-cell table:style-name="TableCell19">
            <text:p text:style-name="Normal"><text:span text:style-name="T20">Store Layout Data</text:span></text:p>
          </table:table-cell>
          <table:table-cell table:style-name="TableCell21">
            <text:p text:style-name="Normal">Getting the floor plan, aisle geometry, and department boundaries.</text:p>
          </table:table-cell>
          <table:table-cell table:style-name="TableCell22">
            <text:p text:style-name="Normal">Companies like<text:s/><text:span text:style-name="T23">Mappedin</text:span>,<text:s/><text:span text:style-name="T24">Woosmap</text:span>,<text:s/><text:span text:style-name="T25">Navigine</text:span>, and<text:s/><text:span text:style-name="T26">Esri (ArcGIS IPS)</text:span><text:s/>offer platforms to create and manage digital indoor maps. They provide<text:s/><text:span text:style-name="T27">Mapping APIs</text:span><text:s/>and<text:s/><text:span text:style-name="T28">SDKs</text:span><text:s/>that allow you to display the map, floors, and points of interest (aisles/departments) in your application.</text:p>
          </table:table-cell>
        </table:table-row>
        <text:soft-page-break/>
        <table:table-row table:style-name="TableRow29">
          <table:table-cell table:style-name="TableCell30">
            <text:p text:style-name="Normal"><text:span text:style-name="T31">Product Location Data</text:span></text:p>
          </table:table-cell>
          <table:table-cell table:style-name="TableCell32">
            <text:p text:style-name="Normal">Associating a product (SKU) with its precise shelf and aisle coordinates.</text:p>
          </table:table-cell>
          <table:table-cell table:style-name="TableCell33">
            <text:p text:style-name="Normal">The indoor mapping companies also offer<text:s/><text:span text:style-name="T34">Product Search</text:span><text:s/>or<text:s/><text:span text:style-name="T35">Product Integration APIs</text:span>. While the product catalog might be sourced from a third-party or a retailer's existing inventory system, the mapping provider offers the tools to link that product data (e.g., "Organic Cereal") to an exact location on the digital map (e.g., "Aisle 4, Shelf 3, 5 meters from the entrance").</text:p>
          </table:table-cell>
        </table:table-row>
        <table:table-row table:style-name="TableRow36">
          <table:table-cell table:style-name="TableCell37">
            <text:p text:style-name="Normal"><text:span text:style-name="T38">Real-Time Positioning (The "Blue Dot")</text:span></text:p>
          </table:table-cell>
          <table:table-cell table:style-name="TableCell39">
            <text:p text:style-name="Normal">Showing the user's<text:s/><text:span text:style-name="T40">exact</text:span><text:s/>location within the store in real-time.</text:p>
          </table:table-cell>
          <table:table-cell table:style-name="TableCell41">
            <text:p text:style-name="Normal">This is handled by<text:s/><text:span text:style-name="T42">Indoor Positioning System (IPS) APIs</text:span>. These systems often use existing store infrastructure like Wi-Fi, Bluetooth Low Energy (BLE) beacons, or Visual Light Communication (VLC) from LED lighting to achieve sub-meter accuracy. IPS providers like<text:s/><text:span text:style-name="T43">IndoorAtlas</text:span>,<text:s/><text:span text:style-name="T44">Navigine</text:span>, and<text:s/><text:span text:style-name="T45">ArcGIS IPS</text:span><text:s/>offer APIs/SDKs to embed this "blue dot" functionality into your app.</text:p>
          </table:table-cell>
        </table:table-row>
      </table:table>
      <text:p text:style-name="Normal"><text:span text:style-name="T46">Actionable Step:</text:span><text:s/>Research the developer documentation for platforms like<text:s/><text:span text:style-name="T47">Mappedin</text:span><text:s/>or<text:s/><text:span text:style-name="T48">Navigine</text:span>. They offer the full stack—mapping, product integration, and wayfinding APIs—which is exactly what you need.</text:p>
      <text:p text:style-name="P49">B. Product Information APIs (External)</text:p>
      <text:p text:style-name="Normal">For general product details, pricing, images, and nutritional info (but NOT in-store location), you can use general grocery APIs:</text:p>
      <text:list text:style-name="LFO1" text:continue-numbering="true">
        <text:list-item>
          <text:p text:style-name="P50"><text:span text:style-name="T51">Retail/Grocery Data APIs:</text:span><text:s/>Services like the ones mentioned in your initial search (e.g.,<text:s/><text:span text:style-name="T52">Supermarket API</text:span>, various<text:s/><text:span text:style-name="T53">Grocery Data APIs</text:span><text:s/>on RapidAPI) allow you to search for products, check prices, and get product images. You would need to map the items from these APIs to the in-store location data you get from the Indoor Mapping provider.</text:p>
        </text:list-item>
      </text:list>
      <text:p text:style-name="Normal"><draw:custom-shape svg:x="0in" svg:y="0in" svg:width="45.51042in" svg:height="0.00139in" draw:z-index="0" draw:id="id1" draw:style-name="a1" draw:name="Horizontal Line 14" text:anchor-type="as-char"><svg:title/><svg:desc/><draw:enhanced-geometry draw:type="non-primitive" svg:viewBox="0 0 21600 21600" draw:enhanced-path="M 0 0 L 21600 0 21600 21600 0 21600 Z N"/></draw:custom-shape></text:p>
      <text:p text:style-name="P54">2. Optimized Route Builder for a Shopping List</text:p>
      <text:soft-page-break/>
      <text:p text:style-name="Normal">This task is a classic<text:s/><text:span text:style-name="T55">Traveling Salesperson Problem (TSP)</text:span><text:s/>applied to an indoor environment, and it is entirely feasible using the right combination of tools.</text:p>
      <text:p text:style-name="P56">A. The Core Logic: Route Optimization API</text:p>
      <text:p text:style-name="Normal">You need an API that can take a list of indoor coordinates (the locations of your items) and return the shortest, most efficient sequence of those points.</text:p>
      <text:list text:style-name="LFO2" text:continue-numbering="true">
        <text:list-item>
          <text:p text:style-name="P57"><text:span text:style-name="T58">Indoor Mapping Platforms' Routing APIs:</text:span><text:s/>The indoor mapping providers mentioned above (e.g.,<text:s/><text:span text:style-name="T59">Mappedin, Navigine, Woosmap</text:span>) specifically offer<text:s/><text:span text:style-name="T60">Wayfinding</text:span><text:s/>or<text:s/><text:span text:style-name="T61">Route Optimization APIs</text:span><text:s/>as a core feature.</text:p>
          <text:list text:continue-numbering="true">
            <text:list-item>
              <text:p text:style-name="P62">You input the list of product locations (coordinates/IDs) you got in step 1.</text:p>
            </text:list-item>
            <text:list-item>
              <text:p text:style-name="P63">The API calculates the most efficient walking path between them (the shortest or fastest route without crossing shelves).</text:p>
            </text:list-item>
            <text:list-item>
              <text:p text:style-name="P64">It returns a sequence of steps (the optimal path) and the calculated route geometry for you to display on the map.</text:p>
            </text:list-item>
          </text:list>
        </text:list-item>
      </text:list>
      <text:p text:style-name="P65">B. The Integration Strategy for Your App</text:p>
      <text:p text:style-name="Normal">Your planned app workflow would look something like this:</text:p>
      <text:list text:style-name="LFO3" text:continue-numbering="true">
        <text:list-item>
          <text:p text:style-name="P66"><text:span text:style-name="T67">User Input:</text:span><text:s/>The shopper inputs their list (e.g., Milk, Eggs, Lettuce) into your app.</text:p>
        </text:list-item>
        <text:list-item>
          <text:p text:style-name="P68"><text:span text:style-name="T69">Product Lookup:</text:span><text:s/>Your app calls a Product API (or a mapped database) to find the<text:s/><text:span text:style-name="T70">unique ID</text:span><text:s/>for each item.</text:p>
        </text:list-item>
        <text:list-item>
          <text:p text:style-name="P71"><text:span text:style-name="T72">Location Mapping:</text:span><text:s/>Your app calls the<text:s/><text:span text:style-name="T73">Indoor Mapping API</text:span><text:s/>to retrieve the precise<text:s/><text:span text:style-name="T74">in-store coordinates</text:span><text:s/>(aisle, shelf, or coordinate) for each of the unique product IDs.</text:p>
        </text:list-item>
        <text:list-item>
          <text:p text:style-name="P75"><text:span text:style-name="T76">Route Optimization:</text:span><text:s/>Your app sends the collection of in-store coordinates to the<text:s/><text:span text:style-name="T77">Indoor Routing/Wayfinding API</text:span>.</text:p>
        </text:list-item>
        <text:list-item>
          <text:p text:style-name="P78"><text:span text:style-name="T79">Output Display:</text:span><text:s/>The API returns the<text:s/><text:span text:style-name="T80">optimal sequence</text:span><text:s/>of locations and the corresponding route path. Your app uses the<text:s/><text:span text:style-name="T81">Indoor Mapping SDK</text:span><text:s/>to display the store map, the "blue dot" (user location via IPS), and the calculated optimal path for the user to follow.</text:p>
        </text:list-item>
      </text:list>
      <text:p text:style-name="Normal"><text:span text:style-name="T82">Conclusion for an Engineer:</text:span></text:p>
      <text:p text:style-name="Normal">Do not wait for a major supermarket to release a public, item-level location API. That specific, highly valuable internal data is generally not public.</text:p>
      <text:p text:style-name="Normal">Instead, build your app by leveraging the APIs and SDKs from an<text:s/><text:span text:style-name="T83">Indoor Mapping and Positioning vendor</text:span>. This approach is much more scalable, as you only need to sign on one platform to gain the full suite of tools necessary for<text:s/><text:span text:style-name="T84">(1) Item Location</text:span><text:s/>and<text:s/><text:span text:style-name="T85">(2)<text:s/></text:span><text:soft-page-break/><text:span text:style-name="T86">Optimized Routing</text:span>. Your primary challenge will be integrating with and potentially maintaining the store layout and product location data for the supermarkets you want to support.</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2"/>
      <number:text>%2%.</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Damion Mairs-Ingram</meta:initial-creator>
    <dc:creator>Damion Mairs-Ingram</dc:creator>
    <meta:creation-date>2025-10-15T16:09:00Z</meta:creation-date>
    <dc:date>2025-10-15T21:06:00Z</dc:date>
    <meta:template xlink:href="Normal" xlink:type="simple"/>
    <meta:editing-cycles>1</meta:editing-cycles>
    <meta:editing-duration>PT17520S</meta:editing-duration>
    <meta:document-statistic meta:page-count="4" meta:paragraph-count="42" meta:word-count="937" meta:character-count="5849" meta:row-count="124" meta:non-whitespace-character-count="4956"/>
  </office:meta>
</office:document-meta>
</file>